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C4000000455D4B30EDB55A371B.png" manifest:media-type="image/png"/>
  <manifest:file-entry manifest:full-path="Pictures/1000020100000422000004E9DCD270E48F21CBBD.png" manifest:media-type="image/png"/>
  <manifest:file-entry manifest:full-path="Pictures/100002010000001E0000001E62074D71E7D8A956.png" manifest:media-type="image/png"/>
  <manifest:file-entry manifest:full-path="Pictures/10000201000003C10000032882E14DE3D503066E.png" manifest:media-type="image/png"/>
  <manifest:file-entry manifest:full-path="Pictures/100002010000050B000005FFB71BB2E726B60520.png" manifest:media-type="image/png"/>
  <manifest:file-entry manifest:full-path="Pictures/1000000000000020000000204B249CA79A42C6D7.png" manifest:media-type="image/png"/>
  <manifest:file-entry manifest:full-path="Pictures/10000201000000C80000003B92A695E0A37ECCC7.png" manifest:media-type="image/png"/>
  <manifest:file-entry manifest:full-path="Pictures/10000201000004B0000001658A0C69405F93F28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LibreOffice_5f_PresentationTemplate_5f_ja_5f_Noto-title">
      <style:graphic-properties draw:auto-grow-height="true" fo:min-height="3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title">
      <style:graphic-properties fo:min-height="2.5cm"/>
    </style:style>
    <style:style style:name="pr8" style:family="presentation" style:parent-style-name="LibreOffice_5f_PresentationTemplate_5f_ja_5f_Noto3-notes">
      <style:graphic-properties draw:fill-color="#ffffff" fo:min-height="13.364cm"/>
    </style:style>
    <style:style style:name="pr9" style:family="presentation" style:parent-style-name="LibreOffice_5f_PresentationTemplate_5f_ja_5f_Noto2-title">
      <style:graphic-properties draw:auto-grow-height="true" fo:min-height="3cm"/>
    </style:style>
    <style:style style:name="pr10" style:family="presentation" style:parent-style-name="LibreOffice_5f_PresentationTemplate_5f_ja_5f_Noto2-subtitle">
      <style:graphic-properties draw:fill-color="#ffffff" fo:min-height="6cm"/>
    </style:style>
    <style:style style:name="pr11" style:family="presentation" style:parent-style-name="LibreOffice_5f_PresentationTemplate_5f_ja_5f_Noto2-notes">
      <style:graphic-properties draw:fill-color="#ffffff" draw:auto-grow-height="true" fo:min-height="13.364cm"/>
    </style:style>
    <style:style style:name="pr12" style:family="presentation" style:parent-style-name="LibreOffice_5f_PresentationTemplate_5f_ja_5f_Noto1-title">
      <style:graphic-properties draw:auto-grow-height="true" fo:min-height="3cm"/>
    </style:style>
    <style:style style:name="pr13" style:family="presentation" style:parent-style-name="LibreOffice_5f_PresentationTemplate_5f_ja_5f_Noto1-outline1">
      <style:graphic-properties draw:auto-grow-height="true" fo:min-height="6cm"/>
    </style:style>
    <style:style style:name="pr14" style:family="presentation" style:parent-style-name="LibreOffice_5f_PresentationTemplate_5f_ja_5f_Not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solid" draw:fill-color="#e6e6e6"/>
      <style:paragraph-properties fo:text-align="center"/>
    </style:style>
    <style:style style:name="T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プレゼンテーションテンプレート (コミュニティ用)</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345cm" svg:x="3.5cm" svg:y="9.828cm" presentation:class="title" presentation:user-transformed="true">
          <draw:text-box>
            <text:p>第8回 九州LibreOffice勉強会<text:line-break/>第1部 アジェンダ</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本日（午前中）のアジェンダ</text:p>
          </draw:text-box>
        </draw:frame>
        <draw:frame presentation:style-name="pr5" draw:layer="layout" svg:width="26cm" svg:height="13.7cm" svg:x="1cm" svg:y="4.2cm" presentation:class="outline" presentation:user-transformed="true">
          <draw:text-box>
            <text:list text:style-name="L2">
              <text:list-item>
                <text:p>注：議論は概ね英語で行われますが、<text:line-break/>適宜日本語でも説明を試みます</text:p>
              </text:list-item>
              <text:list-item>
                <text:p>LibreOfficeとThe Document Foundation</text:p>
              </text:list-item>
              <text:list-item>
                <text:p>The Document Foundation Membershipの意味</text:p>
              </text:list-item>
              <text:list-item>
                <text:p>TDFと寄付について</text:p>
              </text:list-item>
              <text:list-item>
                <text:p>LibreOffice認定制度</text:p>
              </text:list-item>
              <text:list-item>
                <text:p>アジアにおけるLibreOfficeの活用</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Shapes"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あらかじめ定義された図形</text:p>
          </draw:text-box>
        </draw:frame>
        <draw:frame presentation:style-name="pr5" draw:layer="layout" svg:width="26cm" svg:height="12.18cm" svg:x="1cm" svg:y="4.2cm" presentation:class="outline">
          <draw:text-box>
            <text:p>便利に使えるよういくつか図形を定義しておきました: 図形をコピーしたり、書式をコピーしたり、LibOスタイルを用いたりしましょう。</text:p>
          </draw:text-box>
        </draw:frame>
        <draw:custom-shape draw:style-name="gr2" draw:text-style-name="P5" xml:id="id2" draw:id="id2" draw:layer="layout" svg:width="5.5cm" svg:height="1.5cm" svg:x="8.999cm" svg:y="7.5cm">
          <text:p text:style-name="P5">明るい緑</text:p>
          <draw:enhanced-geometry svg:viewBox="0 0 21600 21600" draw:type="rectangle" draw:enhanced-path="M 0 0 L 21600 0 21600 21600 0 21600 0 0 Z N"/>
        </draw:custom-shape>
        <draw:custom-shape draw:style-name="gr3" draw:text-style-name="P5" xml:id="id1" draw:id="id1" draw:layer="layout" svg:width="5.5cm" svg:height="1.5cm" svg:x="1cm" svg:y="7.5cm">
          <text:p text:style-name="P5">濃い緑</text:p>
          <draw:enhanced-geometry svg:viewBox="0 0 21600 21600" draw:type="rectangle" draw:enhanced-path="M 0 0 L 21600 0 21600 21600 0 21600 0 0 Z N"/>
        </draw:custom-shape>
        <draw:custom-shape draw:style-name="gr4" draw:text-style-name="P5" xml:id="id4" draw:id="id4" draw:layer="layout" svg:width="5.5cm" svg:height="1.5cm" svg:x="8.999cm" svg:y="9.5cm">
          <text:p text:style-name="P5">明るい青</text:p>
          <draw:enhanced-geometry svg:viewBox="0 0 21600 21600" draw:type="rectangle" draw:enhanced-path="M 0 0 L 21600 0 21600 21600 0 21600 0 0 Z N"/>
        </draw:custom-shape>
        <draw:custom-shape draw:style-name="gr5" draw:text-style-name="P5" xml:id="id3" draw:id="id3" draw:layer="layout" svg:width="5.5cm" svg:height="1.5cm" svg:x="1cm" svg:y="9.5cm">
          <text:p text:style-name="P5">濃い青</text:p>
          <draw:enhanced-geometry svg:viewBox="0 0 21600 21600" draw:type="rectangle" draw:enhanced-path="M 0 0 L 21600 0 21600 21600 0 21600 0 0 Z N"/>
        </draw:custom-shape>
        <draw:custom-shape draw:style-name="gr6" draw:text-style-name="P5" xml:id="id6" draw:id="id6" draw:layer="layout" svg:width="5.5cm" svg:height="1.5cm" svg:x="8.999cm" svg:y="11.5cm">
          <text:p text:style-name="P5">明るいオレンジ</text:p>
          <draw:enhanced-geometry svg:viewBox="0 0 21600 21600" draw:type="rectangle" draw:enhanced-path="M 0 0 L 21600 0 21600 21600 0 21600 0 0 Z N"/>
        </draw:custom-shape>
        <draw:custom-shape draw:style-name="gr7" draw:text-style-name="P5" xml:id="id5" draw:id="id5" draw:layer="layout" svg:width="5.5cm" svg:height="1.5cm" svg:x="1cm" svg:y="11.5cm">
          <text:p text:style-name="P5">濃いオレンジ</text:p>
          <draw:enhanced-geometry svg:viewBox="0 0 21600 21600" draw:type="rectangle" draw:enhanced-path="M 0 0 L 21600 0 21600 21600 0 21600 0 0 Z N"/>
        </draw:custom-shape>
        <draw:custom-shape draw:style-name="gr8" draw:text-style-name="P5" xml:id="id8" draw:id="id8" draw:layer="layout" svg:width="5.5cm" svg:height="1.5cm" svg:x="8.999cm" svg:y="13.5cm">
          <text:p text:style-name="P5">明るい紫</text:p>
          <draw:enhanced-geometry svg:viewBox="0 0 21600 21600" draw:type="rectangle" draw:enhanced-path="M 0 0 L 21600 0 21600 21600 0 21600 0 0 Z N"/>
        </draw:custom-shape>
        <draw:custom-shape draw:style-name="gr9" draw:text-style-name="P5" xml:id="id7" draw:id="id7" draw:layer="layout" svg:width="5.5cm" svg:height="1.5cm" svg:x="1cm" svg:y="13.5cm">
          <text:p text:style-name="P5">濃い紫</text:p>
          <draw:enhanced-geometry svg:viewBox="0 0 21600 21600" draw:type="rectangle" draw:enhanced-path="M 0 0 L 21600 0 21600 21600 0 21600 0 0 Z N"/>
        </draw:custom-shape>
        <draw:custom-shape draw:style-name="gr10" draw:text-style-name="P5" xml:id="id10" draw:id="id10" draw:layer="layout" svg:width="5.5cm" svg:height="1.5cm" svg:x="9cm" svg:y="15.5cm">
          <text:p text:style-name="P5">明るい黄色</text:p>
          <draw:enhanced-geometry svg:viewBox="0 0 21600 21600" draw:type="rectangle" draw:enhanced-path="M 0 0 L 21600 0 21600 21600 0 21600 0 0 Z N"/>
        </draw:custom-shape>
        <draw:custom-shape draw:style-name="gr11" draw:text-style-name="P5" xml:id="id9" draw:id="id9" draw:layer="layout" svg:width="5.5cm" svg:height="1.5cm" svg:x="1cm" svg:y="15.5cm">
          <text:p text:style-name="P5">濃い黄色</text:p>
          <draw:enhanced-geometry svg:viewBox="0 0 21600 21600" draw:type="rectangle" draw:enhanced-path="M 0 0 L 21600 0 21600 21600 0 21600 0 0 Z N"/>
        </draw:custom-shape>
        <draw:connector draw:style-name="gr12" draw:text-style-name="P5" draw:layer="layout" svg:x1="6.5cm" svg:y1="8.25cm" svg:x2="8.999cm" svg:y2="8.25cm" draw:start-shape="id1" draw:start-glue-point="1" draw:end-shape="id2" draw:end-glue-point="3" svg:d="M6500 8250h2499" svg:viewBox="0 0 2500 1">
          <text:p/>
        </draw:connector>
        <draw:custom-shape draw:style-name="gr13" draw:text-style-name="P6"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12" draw:text-style-name="P5" draw:layer="layout" svg:x1="6.5cm" svg:y1="10.25cm" svg:x2="8.999cm" svg:y2="10.25cm" draw:start-shape="id3" draw:start-glue-point="1" draw:end-shape="id4" draw:end-glue-point="3" svg:d="M6500 10250h2499" svg:viewBox="0 0 2500 1">
          <text:p/>
        </draw:connector>
        <draw:connector draw:style-name="gr12" draw:text-style-name="P5" draw:layer="layout" svg:x1="6.5cm" svg:y1="12.25cm" svg:x2="8.999cm" svg:y2="12.25cm" draw:start-shape="id5" draw:start-glue-point="1" draw:end-shape="id6" draw:end-glue-point="3" svg:d="M6500 12250h2499" svg:viewBox="0 0 2500 1">
          <text:p/>
        </draw:connector>
        <draw:connector draw:style-name="gr12" draw:text-style-name="P5" draw:layer="layout" svg:x1="6.5cm" svg:y1="14.25cm" svg:x2="8.999cm" svg:y2="14.25cm" draw:start-shape="id7" draw:start-glue-point="1" draw:end-shape="id8" draw:end-glue-point="3" svg:d="M6500 14250h2499" svg:viewBox="0 0 2500 1">
          <text:p/>
        </draw:connector>
        <draw:connector draw:style-name="gr12" draw:text-style-name="P5"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セクションヘッダの例</text:p>
          </draw:text-box>
        </draw:frame>
        <draw:frame presentation:style-name="pr10" draw:text-style-name="P4" draw:layer="layout" svg:width="21.5cm" svg:height="6cm" svg:x="3.5cm" svg:y="10cm" presentation:class="subtitle">
          <draw:text-box>
            <text:p>なにか適当な文をここに書いてもいいですよ…</text:p>
          </draw:text-box>
        </draw:frame>
        <presentation:notes draw:style-name="dp2">
          <draw:page-thumbnail draw:style-name="gr1" draw:layer="layout" svg:width="14.848cm" svg:height="11.136cm" svg:x="3.075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12" draw:layer="layout" svg:width="21.5cm" svg:height="3cm" svg:x="3.5cm" svg:y="6.7cm" presentation:class="title" presentation:user-transformed="true">
          <draw:text-box>
            <text:p>ありがとうございます…</text:p>
          </draw:text-box>
        </draw:frame>
        <draw:frame presentation:style-name="pr13"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5" presentation:class="page"/>
          <draw:frame presentation:style-name="pr1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draw:style-name="Mgr4" draw:text-style-name="MP6" draw:layer="backgroundobjects" svg:width="13.5cm" svg:height="16.052cm" svg:x="0cm" svg:y="0cm">
        <draw:image xlink:href="Pictures/100002010000050B000005FFB71BB2E726B60520.png" xlink:type="simple" xlink:show="embed" xlink:actuate="onLoad" loext:mime-type="image/png">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draw:frame draw:style-name="Mgr4" draw:text-style-name="MP6" draw:layer="backgroundobjects" svg:width="14.931cm" svg:height="4.441cm" svg:x="13.069cm" svg:y="1.5cm">
        <draw:image xlink:href="Pictures/10000201000004B0000001658A0C69405F93F28A.png" xlink:type="simple" xlink:show="embed" xlink:actuate="onLoad" loext:mime-type="image/png">
          <text:p/>
        </draw:image>
      </draw:frame>
      <presentation:notes style:page-layout-name="PM0">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5D4B30EDB55A371B.png" xlink:type="simple" xlink:show="embed" xlink:actuate="onLoad" loext:mime-type="image/png">
          <text:p/>
        </draw:image>
      </draw:frame>
      <draw:frame draw:style-name="Mgr4" draw:text-style-name="MP6" draw:layer="backgroundobjects" svg:width="14.931cm" svg:height="4.441cm" svg:x="13.07cm" svg:y="1.501cm">
        <draw:image xlink:href="Pictures/10000201000004B0000001658A0C69405F93F28A.png" xlink:type="simple" xlink:show="embed" xlink:actuate="onLoad" loext:mime-type="image/png">
          <text:p/>
        </draw:image>
      </draw:frame>
      <presentation:notes style:page-layout-name="PM0">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presentation:notes style:page-layout-name="PM0">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presentation:notes style:page-layout-name="PM0">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9T10:06:02.160339907</meta:creation-date>
    <meta:editing-duration>PT4M6S</meta:editing-duration>
    <meta:editing-cycles>4</meta:editing-cycles>
    <meta:generator>LibreOffice/6.1.2.1$Linux_X86_64 LibreOffice_project/10$Build-1</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8-12-09T10:10:04.263421467</dc:date>
    <meta:document-statistic meta:object-count="111"/>
  </office:meta>
</office:document-meta>
</file>